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number-columns-repeated="248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ooc:=SUM([.F8:.H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/>
          <table:table-cell table:number-columns-repeated="247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formula="oooc:=SUM([.F9:.H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/>
          <table:table-cell table:style-name="ce5"/>
          <table:table-cell table:number-columns-repeated="3"/>
          <table:table-cell office:value-type="string">
            <text:p>Bemerkung: Bei initialier Planung vergessen, obwohl bekannt ;-(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H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H14])"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H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H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Muss noch getestet werden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formula="oooc:=SUM([.F19:.H19])" office:value-type="float" office:value="8.875">
            <text:p>8,88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22:.H22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H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office:value-type="string">
            <text:p>Klären: Was wollen wir hier genau?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H25])" office:value-type="float" office:value="57.5625">
            <text:p>57,56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H2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H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30:.H30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H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ooc:=SUM([.F39:.H39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40:.H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Handling für Öffnen der Dateien muss noch geklärt werden. Systemeditor vs. Defaulteditor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formula="oooc:=SUM([.F41:.H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42:.H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96">
            <text:p>96</text:p>
          </table:table-cell>
          <table:table-cell table:formula="oooc:=SUM([.F45:.H45])" office:value-type="float" office:value="215.6875">
            <text:p>215,69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/>
          <table:table-cell office:value-type="string">
            <text:p>?</text:p>
          </table:table-cell>
          <table:table-cell table:number-columns-repeated="246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O45])" office:value-type="float" office:value="215.6875">
            <text:p>215,69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Restaufwand</text:p>
          </table:table-cell>
          <table:table-cell table:style-name="ce13" table:formula="oooc:=310-[.C46]" office:value-type="float" office:value="94.3125">
            <text:p>94,31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/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8">08.11.2006</text:date>, <text:time>08:5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1-08T08:59:25</dc:date>
    <meta:print-date>1601-01-01T02:06:31</meta:print-date>
    <dc:language>de-DE</dc:language>
    <meta:editing-cycles>17</meta:editing-cycles>
    <meta:editing-duration>PT4H28M48S</meta:editing-duration>
    <meta:user-defined meta:name="Info 1"/>
    <meta:user-defined meta:name="Info 2"/>
    <meta:user-defined meta:name="Info 3"/>
    <meta:user-defined meta:name="Info 4"/>
    <meta:document-statistic meta:table-count="1" meta:cell-count="178"/>
  </office:meta>
</office:document-meta>
</file>